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8900004632000041AD6FBB04C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365f91" style:font-name="Cambria"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365f91" style:font-name="Cambria"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color="#4f81bd" style:font-name="Cambria" fo:font-weight="bold" style:font-weight-asian="bold" style:font-weight-complex="bold"/>
    </style:style>
    <style:style style:name="P5" style:family="paragraph" style:parent-style-name="Standard">
      <style:text-properties fo:font-size="16pt" fo:font-weight="bold" style:font-size-asian="16pt" style:font-weight-asian="bold" style:font-size-complex="16pt"/>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margin-left="1.27cm" fo:margin-right="0cm" fo:text-indent="0cm" style:auto-text-indent="false"/>
    </style:style>
    <style:style style:name="P12" style:family="paragraph" style:parent-style-name="Contents_20_1">
      <style:paragraph-properties>
        <style:tab-stops>
          <style:tab-stop style:position="15.921cm" style:type="right" style:leader-style="dotted" style:leader-text="."/>
        </style:tab-stops>
      </style:paragraph-properties>
    </style:style>
    <style:style style:name="P13" style:family="paragraph" style:parent-style-name="Heading_20_1" style:list-style-name="WWNum1"/>
    <style:style style:name="P14" style:family="paragraph" style:parent-style-name="Heading_20_1" style:list-style-name="WWNum2"/>
    <style:style style:name="P15" style:family="paragraph" style:parent-style-name="Heading_20_1" style:list-style-name="WWNum2">
      <style:paragraph-properties fo:break-before="page"/>
    </style:style>
    <style:style style:name="P16" style:family="paragraph" style:parent-style-name="List_20_Paragraph" style:list-style-name="WWNum13"/>
    <style:style style:name="P17" style:family="paragraph" style:parent-style-name="List_20_Paragraph" style:list-style-name="WWNum4"/>
    <style:style style:name="P18" style:family="paragraph" style:parent-style-name="List_20_Paragraph" style:list-style-name="WWNum5"/>
    <style:style style:name="P19" style:family="paragraph" style:parent-style-name="List_20_Paragraph" style:list-style-name="WWNum6"/>
    <style:style style:name="P20" style:family="paragraph" style:parent-style-name="List_20_Paragraph" style:list-style-name="WWNum11"/>
    <style:style style:name="P21" style:family="paragraph" style:parent-style-name="Title" style:master-page-name="Standard">
      <style:paragraph-properties fo:line-height="115%" style:page-number="auto"/>
    </style:style>
    <style:style style:name="P22" style:family="paragraph" style:parent-style-name="Standard">
      <style:text-properties fo:font-size="16pt" fo:font-weight="bold" style:font-size-asian="16pt" style:font-weight-asian="bold" style:font-size-complex="16pt"/>
    </style:style>
    <style:style style:name="P23" style:family="paragraph" style:parent-style-name="Standard">
      <style:text-properties fo:font-weight="bold" style:font-weight-asian="bold"/>
    </style:style>
    <style:style style:name="P24" style:family="paragraph" style:parent-style-name="Standard">
      <style:text-properties fo:font-weight="bold" style:font-weight-asian="bold" style:font-weight-complex="bold"/>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Unknown Game:</text:span><text:bookmark-start text:name="_Toc228691218"/><text:span text:style-name="T1"> Game Design</text:span><text:bookmark-end text:name="_Toc228691218"/><text:span text:style-name="T1"> Document</text:span></text:p>
      <text:list xml:id="list2246341847087800992" text:style-name="WWNum1">
        <text:list-item>
          <text:h text:style-name="P13" text:outline-level="1"><text:bookmark-start text:name="_Toc228691219"/><text:bookmark-start text:name="_Toc364889877"/><text:bookmark-start text:name="__RefHeading__761_895993849"/>Introduction<text:bookmark-end text:name="_Toc228691219"/><text:bookmark-end text:name="_Toc364889877"/><text:bookmark-end text:name="__RefHeading__761_895993849"/></text:h>
        </text:list-item>
      </text:list>
      <text:p text:style-name="Standard">This game design document is a living document; as such check the version you are reading is the most recent at all times. Read this document and keep it at your side at all times so that you may always use it as a reference point<text:bookmark-start text:name="_Toc228691220"/>. </text:p>
      <text:p text:style-name="Contents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761_895993849">1.Introduction<text:tab/>1</text:a></text:p>
          <text:p text:style-name="P12"><text:a xlink:type="simple" xlink:href="#__RefHeading__763_895993849">2.Game Description<text:tab/>1</text:a></text:p>
          <text:p text:style-name="P12"><text:a xlink:type="simple" xlink:href="#__RefHeading__765_895993849">3.Feature Set<text:tab/>2</text:a></text:p>
          <text:p text:style-name="P12"><text:a xlink:type="simple" xlink:href="#__RefHeading__767_895993849">4.Primary Game Play mode<text:tab/>2</text:a></text:p>
          <text:p text:style-name="P12"><text:a xlink:type="simple" xlink:href="#__RefHeading__769_895993849">5.Proposed Control System<text:tab/>3</text:a></text:p>
          <text:p text:style-name="P12"><text:a xlink:type="simple" xlink:href="#__RefHeading__771_895993849">6.Gameplay mechanics<text:tab/>4</text:a></text:p>
          <text:p text:style-name="P12"><text:a xlink:type="simple" xlink:href="#__RefHeading__773_895993849">8Game Objects<text:tab/>8</text:a></text:p>
          <text:p text:style-name="P12"><text:a xlink:type="simple" xlink:href="#__RefHeading__775_895993849">9Camera<text:tab/>12</text:a></text:p>
          <text:p text:style-name="P12"><text:a xlink:type="simple" xlink:href="#__RefHeading__777_895993849">10User Interface<text:tab/>13</text:a></text:p>
          <text:p text:style-name="P12"><text:a xlink:type="simple" xlink:href="#__RefHeading__779_895993849">11Menu<text:tab/>14</text:a></text:p>
          <text:p text:style-name="P12"><text:a xlink:type="simple" xlink:href="#__RefHeading__781_895993849">12Musical Scores <text:tab/>15</text:a></text:p>
          <text:p text:style-name="P12"><text:a xlink:type="simple" xlink:href="#__RefHeading__783_895993849">13Sound Effects<text:tab/>16</text:a></text:p>
          <text:p text:style-name="P12"><text:a xlink:type="simple" xlink:href="#__RefHeading__785_895993849">14Particle FX<text:tab/>17</text:a></text:p>
          <text:p text:style-name="P12"><text:a xlink:type="simple" xlink:href="#__RefHeading__787_895993849">Finn Folktales: Original Game<text:tab/>19</text:a></text:p>
        </text:index-body>
      </text:table-of-content>
      <text:p text:style-name="Standard"><text:a xlink:type="simple" xlink:href="#_Toc364889877"/></text:p>
      <text:p text:style-name="P2"/>
      <text:p text:style-name="P2"/>
      <text:p text:style-name="P2"/>
      <text:p text:style-name="P2"/>
      <text:p text:style-name="P2"/>
      <text:list xml:id="list40473968" text:continue-numbering="true" text:style-name="WWNum1">
        <text:list-item>
          <text:h text:style-name="P13" text:outline-level="1"><text:bookmark-start text:name="_Toc364889878"/><text:bookmark-start text:name="__RefHeading__763_895993849"/><text:soft-page-break/>Game Description<text:bookmark-end text:name="_Toc228691220"/><text:bookmark-end text:name="_Toc364889878"/><text:bookmark-end text:name="__RefHeading__763_895993849"/></text:h>
        </text:list-item>
      </text:list>
      <text:p text:style-name="P3"/>
      <text:p text:style-name="Standard">Pong-type game where the player must dodge traffic in their car while preventing a “ball” to pass them. It is a mixture of two games : Classic Pong and Freeway Fury. The player must dodge the traffic and must not let the “ball” pass their border of the screen. Doing so will cost the player health. If the enemy fails <text:s/>to keep the “ball” past their border they also loose health.</text:p>
      <text:p text:style-name="Standard">Player must dodge this traffic in and out of 3-4 lanes of traffic. The enemy will be doing the same but not nearly as much. Player can use power-ups / special abilities to help their situation and/or hider the enemy. </text:p>
      <text:p text:style-name="Standard">Player receives points for the longer the games goes on and must defeat the enemy health(or score more points) .</text:p>
      <text:p text:style-name="Standard"/>
      <text:p text:style-name="Standard"/>
      <text:p text:style-name="Standard"/>
      <text:list xml:id="list40492783" text:continue-numbering="true" text:style-name="WWNum1">
        <text:list-item>
          <text:h text:style-name="P13" text:outline-level="1"><text:bookmark-start text:name="_Toc228691221"/><text:bookmark-start text:name="_Toc364889879"/><text:bookmark-start text:name="__RefHeading__765_895993849"/>Feature Set<text:bookmark-end text:name="_Toc228691221"/><text:bookmark-end text:name="_Toc364889879"/><text:bookmark-end text:name="__RefHeading__765_895993849"/><text:bookmark-start text:name="_Toc228691222"/></text:h>
        </text:list-item>
      </text:list>
      <text:p text:style-name="P5">Features</text:p>
      <text:p text:style-name="Standard"><text:span text:style-name="T2">Dodging</text:span>: Player moves the car by moving their finger around the screen within the highway border.</text:p>
      <text:p text:style-name="P7">Rebounding: <text:span text:style-name="T3">Player is playing a game of ping pong while dodging traffic</text:span></text:p>
      <text:p text:style-name="Standard"><text:span text:style-name="T2">Collecting</text:span>: Power-ups can help the player or hinder the enemy, also score points from collecting</text:p>
      <text:p text:style-name="P7">High Score: <text:span text:style-name="T3">Player will be competing for High Scores.</text:span></text:p>
      <text:p text:style-name="Standard"/>
      <text:list xml:id="list40468991" text:continue-numbering="true" text:style-name="WWNum1">
        <text:list-item>
          <text:h text:style-name="P13" text:outline-level="1"><text:bookmark-start text:name="_Toc364889880"/><text:bookmark-start text:name="__RefHeading__767_895993849"/>Primary Game Play mode<text:bookmark-end text:name="_Toc228691222"/><text:bookmark-end text:name="_Toc364889880"/><text:bookmark-end text:name="__RefHeading__767_895993849"/></text:h>
        </text:list-item>
      </text:list>
      <text:p text:style-name="Standard"><text:bookmark-start text:name="_Toc228691223"/>Gameplay mode is entirely driving on a motorway with 3-4 lanes on both the players side and the enemy's side. <text:s/>The player and enemy must avoid traffic or lose health. Meanwhile they will also be playing a game of pong between each other and avoiding letting the “ball” pass their border. If the “ball” passes their border then they lose health. The player will have power-ups to help them avoid traffic or rebound the “ball” to the enemy as well as hindering the enemy. Points will be awarded for how long the player can keep going, for using or collecting power-ups and for <text:s/>defeating the enemy. The game doesnt have an end point. If the enemy is defeated another <text:s/>stronger and tougher enemy takes its place.</text:p>
      <text:h text:style-name="Heading_20_1" text:outline-level="1"><text:soft-page-break/></text:h>
      <text:h text:style-name="Heading_20_1" text:outline-level="1">5.<text:bookmark-start text:name="_Toc364889881"/>Proposed Control System<text:bookmark-end text:name="_Toc228691223"/><text:bookmark-end text:name="_Toc364889881"/></text:h>
      <text:p text:style-name="Standard"><text:bookmark-start text:name="_Toc228691224"/>The control system is as follows</text:p>
      <text:p text:style-name="P7">Accelerate: <text:span text:style-name="T3">Move finger forward</text:span></text:p>
      <text:p text:style-name="P7">Brake<text:span text:style-name="T3">: Move finger back</text:span></text:p>
      <text:p text:style-name="P7">Left and Right: <text:span text:style-name="T3"><text:s/>Move finger left or right</text:span></text:p>
      <text:p text:style-name="Standard"><text:span text:style-name="T2">Power Up:</text:span> Press the power ups button</text:p>
      <text:h text:style-name="Heading_20_1" text:outline-level="1"><text:bookmark-end text:name="_Toc228691224"/>6.Gameplay mechanics</text:h>
      <text:p text:style-name="Standard"><text:span text:style-name="T2">Pong</text:span>: <text:s/>The game of pong will take between the two cars as a normal game of pong would the only difference is the player can move left and right as well as up or down.</text:p>
      <text:p text:style-name="Standard"><text:span text:style-name="T2">Avoiding Traffic</text:span>: Avoid any traffic on the highway so you dont lose health. Traffic can be anything from cars to trucks to lorries.</text:p>
      <text:p text:style-name="Standard"><text:span text:style-name="T2">Power Ups:</text:span> <text:s/>Every so often a power up will appear on the road. The player can pick up this power up and it will be stored in the player's inventory. The player can have at max 3 power-ups. If the player collects another it will not be added until the player uses an item.</text:p>
      <text:p text:style-name="Standard"><text:span text:style-name="T2">Enemy: </text:span><text:span text:style-name="T3">Enemy will be also dodging traffic while rebounding the ball back to the player. Once the enemy has been defeated another more difficult and more skillful enemy will replace it. They turn off in a sideroad when defeated.</text:span></text:p>
      <text:p text:style-name="Standard"><text:span text:style-name="T2">Health:</text:span> If you hit a car headon you will die, if a car hits you from behind you lose a bit of health. If the ball goes past you then you lose a bit of health. Health can be collected on the road.</text:p>
      <text:p text:style-name="P5">P<text:bookmark-start text:name="_Toc228691229"/>owerups</text:p>
      <text:p text:style-name="Standard">Power ups: <text:s/>These can be found in the game under different circumstances and can also be bought in the store. </text:p>
      <text:p text:style-name="Standard"><text:span text:style-name="T2">Health</text:span>: <text:s/>Player picks up health</text:p>
      <text:p text:style-name="Standard"><text:span text:style-name="T2">Pong Bomb</text:span>: <text:s/>Ball becomes bomb, counts down from 5. If the bomb explodes next to either yours or enemy's car then a chunk of health gets taken off.</text:p>
      <text:p text:style-name="Standard"><text:span text:style-name="T2">Artic Lorry:</text:span> Lorry helps the player defend the ball by taking up the entire outside lane for a certain period of time.</text:p>
      <text:p text:style-name="Standard"><text:span text:style-name="T2">Road Works</text:span>: One of the enemy's lanes gets taken up by road works and traffic is more condensed.</text:p>
      <text:p text:style-name="Standard">Note: May add more after.</text:p>
      <text:p text:style-name="P5"><text:soft-page-break/></text:p>
      <text:p text:style-name="P5">Score System</text:p>
      <text:p text:style-name="Standard">This is a quick rundown of some of the scores in the game, feel free to add a few more relevant ways to score</text:p>
      <text:list xml:id="list3023647591766655904" text:style-name="WWNum13">
        <text:list-item>
          <text:p text:style-name="P16">Every 10-20 metres: 10 pts</text:p>
        </text:list-item>
        <text:list-item>
          <text:p text:style-name="P16">Health: 15 pts</text:p>
        </text:list-item>
        <text:list-item>
          <text:p text:style-name="P16">Power-Up: 20 pts</text:p>
        </text:list-item>
        <text:list-item>
          <text:p text:style-name="P16">Defeat Enemy: <text:s/>first: 50pts, second : 100pts etc.</text:p>
        </text:list-item>
      </text:list>
      <text:p text:style-name="P4"/>
      <text:list xml:id="list6389747861138927573" text:style-name="WWNum2">
        <text:list-item>
          <text:h text:style-name="P14" text:outline-level="1"><text:bookmark-start text:name="_Toc364889883"/><text:bookmark-start text:name="__RefHeading__773_895993849"/>Game Objects<text:bookmark-end text:name="_Toc228691229"/><text:bookmark-end text:name="_Toc364889883"/><text:bookmark-end text:name="__RefHeading__773_895993849"/></text:h>
        </text:list-item>
      </text:list>
      <text:p text:style-name="P5">Characters</text:p>
      <text:p text:style-name="P8">Protagionist</text:p>
      <text:p text:style-name="Standard"><text:span text:style-name="T2">Charecteristics</text:span>: </text:p>
      <text:p text:style-name="P6">Animations:</text:p>
      <text:p text:style-name="Standard"/>
      <text:p text:style-name="Standard"/>
      <text:p text:style-name="P8">Antagionist</text:p>
      <text:p text:style-name="Standard"><text:span text:style-name="T2">Charecteristics</text:span>: </text:p>
      <text:p text:style-name="P6">Animations: </text:p>
      <text:p text:style-name="Standard"/>
      <text:p text:style-name="Standard"/>
      <text:p text:style-name="Standard"/>
      <text:p text:style-name="P5">Traffic</text:p>
      <text:p text:style-name="P8">Vehicle A</text:p>
      <text:p text:style-name="Standard"><text:span text:style-name="T2">Description</text:span>: </text:p>
      <text:p text:style-name="Standard"><text:span text:style-name="T2">Animations</text:span>: </text:p>
      <text:p text:style-name="Standard"><text:soft-page-break/></text:p>
      <text:p text:style-name="P8">Vehicle B</text:p>
      <text:p text:style-name="Standard"><text:span text:style-name="T2">Description</text:span>:</text:p>
      <text:p text:style-name="Standard"><text:span text:style-name="T2">Animations</text:span>: </text:p>
      <text:p text:style-name="Standard"/>
      <text:p text:style-name="Standard"/>
      <text:p text:style-name="P8">Vehicle C</text:p>
      <text:p text:style-name="Standard"><text:span text:style-name="T2">Description</text:span>: </text:p>
      <text:p text:style-name="P6">Animations: </text:p>
      <text:p text:style-name="Standard"/>
      <text:p text:style-name="P8">Other Obstacles</text:p>
      <text:p text:style-name="P6">Cliff Area</text:p>
      <text:p text:style-name="Standard"><text:span text:style-name="T2">Rubble</text:span>: </text:p>
      <text:p text:style-name="Standard"><text:span text:style-name="T2">Cliff Rock</text:span>: </text:p>
      <text:p text:style-name="Standard"/>
      <text:p text:style-name="P6">Caves</text:p>
      <text:p text:style-name="Standard"><text:span text:style-name="T2">High Walls:</text:span> </text:p>
      <text:p text:style-name="Standard"><text:span text:style-name="T2">Rocks:</text:span> </text:p>
      <text:p text:style-name="Standard"/>
      <text:p text:style-name="P6">Countryside</text:p>
      <text:p text:style-name="Standard"><text:span text:style-name="T2">Trees:</text:span> </text:p>
      <text:p text:style-name="Standard"><text:span text:style-name="T2">Fences:</text:span> </text:p>
      <text:p text:style-name="Standard"/>
      <text:p text:style-name="P5">Paths and Junctions</text:p>
      <text:p text:style-name="Standard"><text:soft-page-break/><draw:frame draw:style-name="fr1" draw:name="8" text:anchor-type="as-char" svg:width="10.904cm" svg:height="10.208cm" draw:z-index="0"><draw:image xlink:href="Pictures/2000008900004632000041AD6FBB04C6.wmf" xlink:type="simple" xlink:show="embed" xlink:actuate="onLoad"/></draw:frame></text:p>
      <text:p text:style-name="Standard">8 different variations (2 not shown are Bridge and Bridge Hole) allowing flexibility in the design (They wont look like city roads like here, but we can use the same system)</text:p>
      <text:p text:style-name="P5">Environment</text:p>
      <text:p text:style-name="P6">Road</text:p>
      <text:p text:style-name="P11"><text:span text:style-name="T2">Terrain:</text:span> </text:p>
      <text:p text:style-name="P11"><text:span text:style-name="T2">RoadWorks:</text:span> </text:p>
      <text:p text:style-name="Standard"/>
      <text:p text:style-name="P5"/>
      <text:p text:style-name="P5">Miscellaneous Environment</text:p>
      <text:p text:style-name="Standard"><text:span text:style-name="T2">Skybox</text:span>: A slightly cartoony skybox with a nice bright day scheme</text:p>
      <text:p text:style-name="Standard"/>
      <text:list xml:id="list40482089" text:continue-numbering="true" text:style-name="WWNum2">
        <text:list-item>
          <text:h text:style-name="P14" text:outline-level="1"><text:bookmark-start text:name="_Toc228691231"/><text:bookmark-start text:name="_Toc364889884"/><text:bookmark-start text:name="__RefHeading__775_895993849"/>Camera<text:bookmark-end text:name="_Toc228691231"/><text:bookmark-end text:name="_Toc364889884"/><text:bookmark-end text:name="__RefHeading__775_895993849"/></text:h>
        </text:list-item>
      </text:list>
      <text:p text:style-name="Standard">The camera is a top-down camera showing the car and the highway around the car. The camera doesnt change in any part of the game.</text:p>
      <text:p text:style-name="P10">PICTURE </text:p>
      <text:p text:style-name="P10"><text:soft-page-break/>HERE</text:p>
      <text:list xml:id="list40482302" text:continue-numbering="true" text:style-name="WWNum2">
        <text:list-item>
          <text:h text:style-name="P14" text:outline-level="1"><text:bookmark-start text:name="_Toc228691235"/><text:bookmark-start text:name="_Toc228691236"/><text:bookmark-start text:name="_Toc364889885"/><text:bookmark-start text:name="__RefHeading__777_895993849"/>User Interface<text:bookmark-end text:name="_Toc228691235"/><text:bookmark-end text:name="_Toc228691236"/><text:bookmark-end text:name="_Toc364889885"/><text:bookmark-end text:name="__RefHeading__777_895993849"/></text:h>
        </text:list-item>
      </text:list>
      <text:p text:style-name="Standard">Keep the UI as simple as possible we need as much room as possible so we're not blocking the player's view.</text:p>
      <text:list xml:id="list2216536100846317977" text:style-name="WWNum4">
        <text:list-item>
          <text:p text:style-name="P17"><text:span text:style-name="T2">Pause</text:span> </text:p>
        </text:list-item>
        <text:list-item>
          <text:p text:style-name="P17"><text:span text:style-name="T2">Score</text:span>:</text:p>
        </text:list-item>
        <text:list-item>
          <text:p text:style-name="P17"><text:span text:style-name="T2">Distance</text:span>: Showing the distance travelled. Possible but might be too much on screen.</text:p>
        </text:list-item>
        <text:list-item>
          <text:p text:style-name="P17"><text:span text:style-name="T2">Power Ups</text:span>: </text:p>
        </text:list-item>
        <text:list-item>
          <text:p text:style-name="P17"><text:span text:style-name="T2">Game Over</text:span>: </text:p>
        </text:list-item>
      </text:list>
      <text:list xml:id="list40490823" text:continue-list="list40482302" text:style-name="WWNum2">
        <text:list-item>
          <text:h text:style-name="P15" text:outline-level="1"><text:bookmark-start text:name="_Toc228691238"/><text:bookmark-start text:name="_Toc364889886"/><text:bookmark-start text:name="__RefHeading__779_895993849"/>Menu<text:bookmark-end text:name="_Toc364889886"/><text:bookmark-end text:name="__RefHeading__779_895993849"/></text:h>
        </text:list-item>
      </text:list>
      <text:p text:style-name="P6">Main Menu:</text:p>
      <text:p text:style-name="Standard"><text:span text:style-name="T2">High Score:</text:span> </text:p>
      <text:p text:style-name="P6">Inventory:</text:p>
      <text:p text:style-name="Standard"><text:span text:style-name="T2">Missions:</text:span> </text:p>
      <text:p text:style-name="Standard"><text:span text:style-name="T2">Pause Menu:</text:span> </text:p>
      <text:p text:style-name="Standard"><text:span text:style-name="T2">Options Menu:</text:span> </text:p>
      <text:p text:style-name="P6">Notes:</text:p>
      <text:h text:style-name="Heading_20_2" text:outline-level="2"/>
      <text:p text:style-name="Standard"/>
      <text:p text:style-name="Standard"/>
      <text:p text:style-name="Standard"/>
      <text:p text:style-name="Standard"/>
      <text:p text:style-name="Standard"/>
      <text:p text:style-name="Standard"/>
      <text:p text:style-name="P1"/>
      <text:list xml:id="list40497369" text:continue-numbering="true" text:style-name="WWNum2">
        <text:list-item>
          <text:h text:style-name="P15" text:outline-level="1"><text:bookmark-start text:name="__RefHeading__781_895993849"/><text:bookmark-start text:name="_Toc364889887"/>Musical Scores<text:bookmark-end text:name="_Toc228691238"/><text:bookmark-end text:name="_Toc364889887"/> <text:bookmark-end text:name="__RefHeading__781_895993849"/></text:h>
        </text:list-item>
      </text:list>
      <text:p text:style-name="Standard"><text:bookmark-start text:name="_Toc228691240"/><text:span text:style-name="T2">Game Music:</text:span> Some nice up temp music track for the basic gameplay.</text:p>
      <text:p text:style-name="Standard"><text:span text:style-name="T2">Power Up Music:</text:span> Super up tempo music</text:p>
      <text:p text:style-name="Standard"><text:span text:style-name="T2">Main Menu:</text:span> A more ambient track that works in a similar tune to the gameplay one</text:p>
      <text:p text:style-name="Standard"><text:span text:style-name="T2">Game Over:</text:span> Just a little quick jingle than peters out (I’m starting to notice sad music when dying pisses people off and instead its better to go quicly back into it)</text:p>
      <text:p text:style-name="Standard"><text:span text:style-name="T2">Note:</text:span> In regards to the sounds there are a lot on the Asset Store. We can have a look at them and decide for ourselves.</text:p>
      <text:p text:style-name="P9"><text:bookmark-start text:name="_Toc364889888"/>Sound Effects<text:bookmark-end text:name="_Toc228691240"/><text:bookmark-end text:name="_Toc364889888"/></text:p>
      <text:p text:style-name="P6">Car(Protagonist) </text:p>
      <text:list xml:id="list4728498528943048787" text:style-name="WWNum5">
        <text:list-item>
          <text:p text:style-name="P18">Engine Noise</text:p>
        </text:list-item>
        <text:list-item>
          <text:p text:style-name="P18">Brakes</text:p>
        </text:list-item>
        <text:list-item>
          <text:p text:style-name="P18">Health/Power-up pickup</text:p>
        </text:list-item>
        <text:list-item>
          <text:p text:style-name="P18">Die/Crash</text:p>
        </text:list-item>
      </text:list>
      <text:p text:style-name="P6">Car(Enemy)</text:p>
      <text:list xml:id="list40481250" text:continue-numbering="true" text:style-name="WWNum5">
        <text:list-item>
          <text:p text:style-name="P18">Engine Noise</text:p>
        </text:list-item>
        <text:list-item>
          <text:p text:style-name="P18">Brakes</text:p>
        </text:list-item>
        <text:list-item>
          <text:p text:style-name="P18">Health/Power-up pickup</text:p>
        </text:list-item>
        <text:list-item>
          <text:p text:style-name="P18">Die/Crash</text:p>
        </text:list-item>
      </text:list>
      <text:p text:style-name="P6">Traffic</text:p>
      <text:p text:style-name="P6">Car</text:p>
      <text:list xml:id="list8147948868656207997" text:style-name="WWNum6">
        <text:list-item>
          <text:p text:style-name="P19">Engine running: quieter sound</text:p>
        </text:list-item>
        <text:list-item>
          <text:p text:style-name="P19">Car Horn</text:p>
        </text:list-item>
        <text:list-item>
          <text:p text:style-name="P19">Crash/brake screech</text:p>
        </text:list-item>
      </text:list>
      <text:p text:style-name="P6">Pickup</text:p>
      <text:list xml:id="list40498140" text:continue-numbering="true" text:style-name="WWNum6">
        <text:list-item>
          <text:p text:style-name="P19">Engine running</text:p>
        </text:list-item>
        <text:list-item>
          <text:p text:style-name="P19"><text:s/>Horn</text:p>
        </text:list-item>
        <text:list-item>
          <text:p text:style-name="P19"><text:soft-page-break/>Crash/Brake</text:p>
        </text:list-item>
      </text:list>
      <text:p text:style-name="P6">Lorry</text:p>
      <text:list xml:id="list40490038" text:continue-numbering="true" text:style-name="WWNum6">
        <text:list-item>
          <text:p text:style-name="P19">Engine Running</text:p>
        </text:list-item>
        <text:list-item>
          <text:p text:style-name="P19">Horn</text:p>
        </text:list-item>
        <text:list-item>
          <text:p text:style-name="P19">Crash/Brake</text:p>
        </text:list-item>
      </text:list>
      <text:p text:style-name="Standard"/>
      <text:list xml:id="list40493067" text:continue-list="list40497369" text:style-name="WWNum2">
        <text:list-item>
          <text:h text:style-name="P14" text:outline-level="1"><text:bookmark-start text:name="_Toc364889889"/><text:bookmark-start text:name="__RefHeading__785_895993849"/>Particle FX<text:bookmark-end text:name="_Toc364889889"/><text:bookmark-end text:name="__RefHeading__785_895993849"/></text:h>
        </text:list-item>
      </text:list>
      <text:list xml:id="list4209933992958993439" text:style-name="WWNum11">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ubtitle" style:default-outline-level=""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fo:line-height="100%" fo:orphans="2" fo:widows="2" style:writing-mode="lr-tb"/>
      <style:text-properties style:use-window-font-color="tru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100%" fo:margin-left="1.164cm" fo:margin-right="0cm" fo:margin-top="0cm" fo:margin-bottom="0.176cm" fo:text-indent="0cm" style:auto-text-indent="false">
        <style:tab-stops>
          <style:tab-stop style:position="15.503cm" style:type="right" style:leader-style="dotted" style:leader-text="."/>
        </style:tab-stops>
      </style:paragraph-properties>
      <style:text-properties style:language-asian="en" style:country-asian="IE"/>
    </style:style>
    <style:style style:name="Contents_20_5" style:display-name="Contents 5" style:family="paragraph" style:parent-style-name="Standard" style:default-outline-level="" style:class="index">
      <style:paragraph-properties fo:margin="100%" fo:margin-left="1.552cm" fo:margin-right="0cm" fo:margin-top="0cm" fo:margin-bottom="0.176cm" fo:text-indent="0cm" style:auto-text-indent="false">
        <style:tab-stops>
          <style:tab-stop style:position="15.004cm" style:type="right" style:leader-style="dotted" style:leader-text="."/>
        </style:tab-stops>
      </style:paragraph-properties>
      <style:text-properties style:language-asian="en" style:country-asian="IE"/>
    </style:style>
    <style:style style:name="Contents_20_6" style:display-name="Contents 6" style:family="paragraph" style:parent-style-name="Standard" style:default-outline-level="" style:class="index">
      <style:paragraph-properties fo:margin="100%" fo:margin-left="1.94cm" fo:margin-right="0cm" fo:margin-top="0cm" fo:margin-bottom="0.176cm" fo:text-indent="0cm" style:auto-text-indent="false">
        <style:tab-stops>
          <style:tab-stop style:position="14.504cm" style:type="right" style:leader-style="dotted" style:leader-text="."/>
        </style:tab-stops>
      </style:paragraph-properties>
      <style:text-properties style:language-asian="en" style:country-asian="IE"/>
    </style:style>
    <style:style style:name="Contents_20_7" style:display-name="Contents 7" style:family="paragraph" style:parent-style-name="Standard" style:default-outline-level="" style:class="index">
      <style:paragraph-properties fo:margin="100%" fo:margin-left="2.328cm" fo:margin-right="0cm" fo:margin-top="0cm" fo:margin-bottom="0.176cm" fo:text-indent="0cm" style:auto-text-indent="false">
        <style:tab-stops>
          <style:tab-stop style:position="14.005cm" style:type="right" style:leader-style="dotted" style:leader-text="."/>
        </style:tab-stops>
      </style:paragraph-properties>
      <style:text-properties style:language-asian="en" style:country-asian="IE"/>
    </style:style>
    <style:style style:name="Contents_20_8" style:display-name="Contents 8" style:family="paragraph" style:parent-style-name="Standard" style:default-outline-level="" style:class="index">
      <style:paragraph-properties fo:margin="100%" fo:margin-left="2.716cm" fo:margin-right="0cm" fo:margin-top="0cm" fo:margin-bottom="0.176cm" fo:text-indent="0cm" style:auto-text-indent="false">
        <style:tab-stops>
          <style:tab-stop style:position="13.506cm" style:type="right" style:leader-style="dotted" style:leader-text="."/>
        </style:tab-stops>
      </style:paragraph-properties>
      <style:text-properties style:language-asian="en" style:country-asian="IE"/>
    </style:style>
    <style:style style:name="Contents_20_9" style:display-name="Contents 9" style:family="paragraph" style:parent-style-name="Standard" style:default-outline-level="" style:class="index">
      <style:paragraph-properties fo:margin="100%" fo:margin-left="3.104cm" fo:margin-right="0cm" fo:margin-top="0cm" fo:margin-bottom="0.176cm" fo:text-indent="0cm" style:auto-text-indent="false">
        <style:tab-stops>
          <style:tab-stop style:position="13.007cm" style:type="right" style:leader-style="dotted" style:leader-text="."/>
        </style:tab-stops>
      </style:paragraph-properties>
      <style:text-properties style:language-asian="en" style:country-asian="I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8"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ll inc</meta:initial-creator>
    <meta:editing-cycles>107</meta:editing-cycles>
    <meta:print-date>2012-02-08T10:16:00</meta:print-date>
    <meta:creation-date>2013-08-13T18:19:00</meta:creation-date>
    <dc:date>2014-05-22T20:32:52.80</dc:date>
    <meta:editing-duration>PT12H14M15S</meta:editing-duration>
    <meta:generator>OpenOffice/4.0.1$Win32 OpenOffice.org_project/401m5$Build-9714</meta:generator>
    <meta:document-statistic meta:table-count="0" meta:image-count="1" meta:object-count="0" meta:page-count="10" meta:paragraph-count="142" meta:word-count="1125" meta:character-count="6204"/>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